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text-properties officeooo:rsid="001e4ef0" officeooo:paragraph-rsid="001e4ef0"/>
    </style:style>
    <style:style style:name="P34" style:family="paragraph" style:parent-style-name="Preformatted_20_Text">
      <style:text-properties officeooo:rsid="001f81c6" officeooo:paragraph-rsid="001f81c6"/>
    </style:style>
    <style:style style:name="P35" style:family="paragraph" style:parent-style-name="Preformatted_20_Text">
      <style:text-properties officeooo:paragraph-rsid="000b3064"/>
    </style:style>
    <style:style style:name="P36" style:family="paragraph" style:parent-style-name="Preformatted_20_Text">
      <style:text-properties officeooo:rsid="002a0baf" officeooo:paragraph-rsid="002a0baf"/>
    </style:style>
    <style:style style:name="P37" style:family="paragraph" style:parent-style-name="Preformatted_20_Text">
      <style:text-properties officeooo:rsid="002bded6" officeooo:paragraph-rsid="002bded6"/>
    </style:style>
    <style:style style:name="P38" style:family="paragraph" style:parent-style-name="Preformatted_20_Text">
      <style:text-properties officeooo:rsid="002c8fdf" officeooo:paragraph-rsid="002c8fdf"/>
    </style:style>
    <style:style style:name="P39" style:family="paragraph" style:parent-style-name="Preformatted_20_Text">
      <style:text-properties officeooo:paragraph-rsid="002c8fdf"/>
    </style:style>
    <style:style style:name="P40" style:family="paragraph" style:parent-style-name="Preformatted_20_Text">
      <style:text-properties officeooo:rsid="002dcb33" officeooo:paragraph-rsid="002dcb33"/>
    </style:style>
    <style:style style:name="P41" style:family="paragraph" style:parent-style-name="Preformatted_20_Text">
      <style:text-properties officeooo:rsid="00306f6c" officeooo:paragraph-rsid="00306f6c"/>
    </style:style>
    <style:style style:name="P42" style:family="paragraph" style:parent-style-name="Preformatted_20_Text">
      <style:text-properties officeooo:rsid="00313be2" officeooo:paragraph-rsid="00313be2"/>
    </style:style>
    <style:style style:name="P43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6" style:family="paragraph" style:parent-style-name="Text_20_body">
      <style:text-properties officeooo:rsid="001e4ef0" officeooo:paragraph-rsid="001e4ef0"/>
    </style:style>
    <style:style style:name="P47" style:family="paragraph" style:parent-style-name="Text_20_body">
      <style:text-properties officeooo:rsid="0022578e" officeooo:paragraph-rsid="0022578e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 style:list-style-name="L2">
      <style:text-properties officeooo:rsid="0022578e" officeooo:paragraph-rsid="0022578e"/>
    </style:style>
    <style:style style:name="P51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2" style:family="paragraph" style:parent-style-name="Text_20_body">
      <style:text-properties officeooo:rsid="00343723" officeooo:paragraph-rsid="00343723"/>
    </style:style>
    <style:style style:name="P53" style:family="paragraph" style:parent-style-name="Preformatted_20_Text" style:list-style-name="L1">
      <style:text-properties officeooo:paragraph-rsid="000bec68"/>
    </style:style>
    <style:style style:name="P54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5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56" style:family="paragraph" style:parent-style-name="Heading_20_2">
      <style:paragraph-properties fo:text-align="center" style:justify-single-word="false"/>
    </style:style>
    <style:style style:name="P57" style:family="paragraph" style:parent-style-name="Heading_20_3">
      <style:text-properties officeooo:rsid="000b3064"/>
    </style:style>
    <style:style style:name="P58" style:family="paragraph" style:parent-style-name="Heading_20_3">
      <style:text-properties officeooo:rsid="001e4ef0" officeooo:paragraph-rsid="001e4ef0"/>
    </style:style>
    <style:style style:name="P59" style:family="paragraph" style:parent-style-name="Heading_20_3">
      <style:text-properties officeooo:rsid="00323ac9" officeooo:paragraph-rsid="00323ac9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><text:span text:style-name="T5">ubuntu@cartlc.arqnetworks.com</text:span></text:a></text:p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8889156049692381660" text:style-name="L1">
        <text:list-item>
          <text:p text:style-name="P54">vi /etc/apache2/conf-available/phpmyadmin.conf</text:p>
        </text:list-item>
        <text:list-item>
          <text:p text:style-name="P54">Added 'AllowOveride All' line beneath 'DirectoryIndex' index.php line</text:p>
        </text:list-item>
        <text:list-item>
          <text:p text:style-name="P54">sudo systemctl restart apache2</text:p>
        </text:list-item>
        <text:list-item>
          <text:p text:style-name="P54">Created /usr/share/phpmyadmin/.htaccess</text:p>
        </text:list-item>
        <text:list-item>
          <text:p text:style-name="P54">sudo apt-get install apache2-utils</text:p>
        </text:list-item>
        <text:list-item>
          <text:p text:style-name="P53"><text:span text:style-name="T4">s</text:span><text:span text:style-name="T3">udo htpasswd -c /etc/phpmyadmin/.htpasswd cartlc</text:span></text:p>
        </text:list-item>
        <text:list-item>
          <text:p text:style-name="P55">p/w: cartcl#@!</text:p>
          <text:p text:style-name="P55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57" text:outline-level="3"/>
      <text:h text:style-name="P57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5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35"/>
      <text:h text:style-name="Heading_20_3" text:outline-level="3">Amazon</text:h>
      <text:p text:style-name="P36"><text:a xlink:type="simple" xlink:href="mailto:dug866@yahoo.com">dug866@yahoo.com</text:a>/#</text:p>
      <text:p text:style-name="P36"/>
      <text:p text:style-name="P37"><text:span text:style-name="T14">IAM </text:span><text:span text:style-name="T15">U</text:span><text:span text:style-name="T14">ser</text:span>: cartlc-download</text:p>
      <text:p text:style-name="P37">AmazonS3FullAccess</text:p>
      <text:p text:style-name="P38">S3 Fullaccess</text:p>
      <text:p text:style-name="P39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39"><text:soft-page-break/></text:p>
      <text:p text:style-name="P44">Bucket:</text:p>
      <text:p text:style-name="P38"><text:span text:style-name="T11">cartlc<text:tab/><text:tab/></text:span><text:span text:style-name="T12">US East (Ohio)</text:span></text:p>
      <text:p text:style-name="P38"/>
      <text:p text:style-name="P44"/>
      <text:p text:style-name="P40">~/.aws/credentials:</text:p>
      <text:p text:style-name="P40">[default] </text:p>
      <text:p text:style-name="P40">aws_access_key_id = AKIAJADYQXDQKYM7UKBA </text:p>
      <text:p text:style-name="P40">aws_secret_access_key = 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 </text:p>
      <text:p text:style-name="P38"/>
      <text:p text:style-name="P41">~/.aws/config:</text:p>
      <text:p text:style-name="P41"/>
      <text:p text:style-name="P41">[default] </text:p>
      <text:p text:style-name="P41">region = us-east-2 </text:p>
      <text:p text:style-name="P37"/>
      <text:p text:style-name="P42">Identify Pool:</text:p>
      <text:p text:style-name="P42">FleetTLC</text:p>
      <text:p text:style-name="P43">Enable access to unauthenticated identities</text:p>
      <text:p text:style-name="P42">Unauthenticated role: Cognito_FleetTLCUnauth_Role</text:p>
      <text:p text:style-name="P42">Authtenticated role: Cognito_FleetTLCAuth_Role</text:p>
      <text:p text:style-name="P42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>https://www.playframework.com</text:a></text:p>
      <text:p text:style-name="P13"/>
      <text:p text:style-name="P23">Application Secret:</text:p>
      <text:p text:style-name="P21"/>
      <text:p text:style-name="P21"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>http://www.scala-sbt.org/download.html</text:a></text:p>
      <text:p text:style-name="P30"/>
      <text:p text:style-name="P30">Go to the root of the server tree and do this:</text:p>
      <text:p text:style-name="P30"><text:soft-page-break/></text:p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2"/>
      <text:p text:style-name="P13"/>
      <text:h text:style-name="P58" text:outline-level="3">Deployment</text:h>
      <text:p text:style-name="P46">From sbt do a 'dist' command.</text:p>
      <text:p text:style-name="P46">This will create a zip file in target/universal.</text:p>
      <text:p text:style-name="P46">I wrote a script called 'wrap' in the root of the GitHub repo to copy this file to the server:</text:p>
      <text:p text:style-name="P46"><text:span text:style-name="T2">scp -i ~/.ssh/cartlc.pem $ZIPFILE ubuntu@cartlc.arqnetworks.com:/home/ubuntu/server/</text:span> </text:p>
      <text:p text:style-name="P13"/>
      <text:p text:style-name="P13"><text:tab/></text:p>
      <text:p text:style-name="P33">Then on the server I added this alias to the bashrc:</text:p>
      <text:p text:style-name="P31"/>
      <text:p text:style-name="P34">unzip the zip file placed onto the server in directory server.</text:p>
      <text:p text:style-name="P34"/>
      <text:p text:style-name="P31">alias run-server="~/server/play-0.0.1-SNAPSHOT/bin/play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  <text:p text:style-name="P19"/>
      <text:p text:style-name="P19"/>
      <text:h text:style-name="Heading_20_3" text:outline-level="3">Development Pattern</text:h>
      <text:list xml:id="list5633872555519783613" text:style-name="L2">
        <text:list-item>
          <text:p text:style-name="P50">Make changes in CarTLC/server/play sources.</text:p>
        </text:list-item>
        <text:list-item>
          <text:p text:style-name="P50">On local machine go to CarTLC/server/play and run 'sbt -mem 2048'</text:p>
        </text:list-item>
        <text:list-item>
          <text:p text:style-name="P50">Issue the command “compile”.</text:p>
        </text:list-item>
        <text:list-item>
          <text:p text:style-name="P50">Commit changes. Push.</text:p>
        </text:list-item>
        <text:list-item>
          <text:p text:style-name="P50">On server, do a pull and same thing, but this time say 'run'.</text:p>
        </text:list-item>
        <text:list-item>
          <text:p text:style-name="P50"><text:soft-page-break/>Test changes.</text:p>
        </text:list-item>
        <text:list-item>
          <text:p text:style-name="P50">When ready, go back to local machine, and this time issue “dist” from sbt console.</text:p>
        </text:list-item>
        <text:list-item>
          <text:p text:style-name="P50">Go to “CarTLC”. Run “wrap-server”.</text:p>
        </text:list-item>
        <text:list-item>
          <text:p text:style-name="P50">This will push a zip file to the server. Following instructions (“unzip, reset 'active' soft link, then say 'run-server')</text:p>
        </text:list-item>
        <text:list-item>
          <text:p text:style-name="P50">For the APP side, generate a release executable, and then run “wrap-app”.</text:p>
        </text:list-item>
      </text:list>
      <text:p text:style-name="P47"/>
      <text:h text:style-name="P59" text:outline-level="3">REBOOT</text:h>
      <text:p text:style-name="P48">Added the following line in /etc/crontab:</text:p>
      <text:p text:style-name="P48">@reboot <text:span text:style-name="T16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p text:style-name="P49"/>
      <text:p text:style-name="P49"/>
      <text:h text:style-name="Heading_20_3" text:outline-level="3">Database Backup and Restore</text:h>
      <text:p text:style-name="Text_20_body"/>
      <text:p text:style-name="P52">Dump:</text:p>
      <text:p text:style-name="P52">mysqldump -u cartlc -p cartlc &gt; dump.sql</text:p>
      <text:p text:style-name="P52">Restore:</text:p>
      <text:p text:style-name="P52">mysql -u cartlc -p</text:p>
      <text:p text:style-name="P52">mysql&gt; use cartlc</text:p>
      <text:p text:style-name="P52">mysql&gt; source dump.sql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2:19:52.831671289</dc:date>
    <meta:generator>LibreOffice/4.2.8.2$Linux_X86_64 LibreOffice_project/420m0$Build-2</meta:generator>
    <meta:editing-duration>PT13H5M40S</meta:editing-duration>
    <meta:editing-cycles>28</meta:editing-cycles>
    <meta:document-statistic meta:table-count="0" meta:image-count="0" meta:object-count="0" meta:page-count="5" meta:paragraph-count="151" meta:word-count="656" meta:character-count="5206" meta:non-whitespace-character-count="4679"/>
  </office:meta>
</office:document-meta>
</file>